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compare_int.test_list_map_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field_access_filter_compare_int.JSONPath_field_access_filter_compar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int.test_list_map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field_access_filter_compare_int.test_list_map_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field_access_filter_compare_int.test_list_map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